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Dialogs/Library1/dialog-lb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Basic/Library1/Module1.bin" manifest:media-type=""/>
  <manifest:file-entry manifest:full-path="Basic/Library1/script-lb.xml" manifest:media-type="text/xml"/>
  <manifest:file-entry manifest:full-path="Basic/Library1/Module1.xml" manifest:media-type="text/xml" manifest:size="330">
    <manifest:encryption-data manifest:checksum-type="urn:oasis:names:tc:opendocument:xmlns:manifest:1.0#sha256-1k" manifest:checksum="9z/bgkwsGmGQ3rQjTWdVhQjm5DMyuO0BD/7SyvCUEL4=">
      <manifest:algorithm manifest:algorithm-name="http://www.w3.org/2001/04/xmlenc#aes256-cbc" manifest:initialisation-vector="6Dl5N/mxAr8qmZhoiYlM/Q=="/>
      <manifest:key-derivation manifest:key-derivation-name="PBKDF2" manifest:key-size="32" manifest:iteration-count="1024" manifest:salt="Ec5VU4WymfpI09ji4hYWuA=="/>
      <manifest:start-key-generation manifest:start-key-generation-name="http://www.w3.org/2000/09/xmldsig#sha256" manifest:key-size="32"/>
    </manifest:encryption-data>
  </manifest:file-entry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Yves Samyn</meta:initial-creator>
    <meta:creation-date>2013-09-05T15:28:19.484000000</meta:creation-date>
    <dc:date>2013-09-05T15:29:26.843000000</dc:date>
    <dc:creator>Pierre-Yves Samyn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1.0.4$Windows_x86 LibreOffice_project/89ea49ddacd9aa532507cbf852f2bb22b1ace28</meta:generator>
  </office:meta>
</office:document-meta>
</file>

<file path=Basic/Library1/Module1.xml>a3�jZhD�2����^��w�}�<��e:�N]yAwE��j�^�I˒��W-��+��o�b�Go��k���U{��h��~��<:���Q�9�8��$,D^1kZ^K� �����t��5v������mDԂl~v\�|'����L
��A�,�s���딛̭(���w��|�l�,�S��N1<�Bb\�q������f���ը~�A��j�I�y�MֽOU��Gբ�TX�
</file>

<file path=Basic/Library1/script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tru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Library1" library:link="false"/>
  <library:library library:name="Standard" library:link="false"/>
</library:libraries>
</file>

<file path=Dialogs/Library1/dialog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Library1" library:link="false"/>
  <library:library library:name="Standard" library:link="false"/>
</library:libraries>
</file>